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D50000015FED97953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2.539cm" svg:height="9.384cm" svg:x="7.773cm" svg:y="5.851cm">
          <draw:image xlink:href="Pictures/10000000000001D50000015FED97953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5-04-08T04:37:36.88</meta:creation-date>
    <meta:editing-duration>PT1M19S</meta:editing-duration>
    <meta:editing-cycles>3</meta:editing-cycles>
    <dc:date>2015-04-08T04:40:11.94</dc:date>
    <meta:generator>OpenOffice.org/3.3$Win32 OpenOffice.org_project/330m20$Build-9567</meta:generator>
    <meta:document-statistic meta:object-count="24"/>
  </office:meta>
</office:document-meta>
</file>